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Arial" officeooo:rsid="0010e098" officeooo:paragraph-rsid="0010e098"/>
    </style:style>
    <style:style style:name="P2" style:family="paragraph" style:parent-style-name="Text_20_body">
      <style:text-properties style:font-name="Arial" officeooo:rsid="00131621" officeooo:paragraph-rsid="00131621"/>
    </style:style>
    <style:style style:name="P3" style:family="paragraph" style:parent-style-name="Text_20_body">
      <style:text-properties style:font-name="Arial" officeooo:rsid="0016f14a" officeooo:paragraph-rsid="0016f14a"/>
    </style:style>
    <style:style style:name="P4" style:family="paragraph" style:parent-style-name="Text_20_body">
      <style:text-properties style:font-name="Arial" officeooo:rsid="0016f14a" officeooo:paragraph-rsid="0019c9ba"/>
    </style:style>
    <style:style style:name="P5" style:family="paragraph" style:parent-style-name="Text_20_body">
      <style:text-properties style:font-name="Arial" officeooo:rsid="0016f14a" officeooo:paragraph-rsid="0018ade1"/>
    </style:style>
    <style:style style:name="P6" style:family="paragraph" style:parent-style-name="Text_20_body">
      <style:text-properties style:font-name="Arial" officeooo:rsid="001d28d6" officeooo:paragraph-rsid="001d28d6"/>
    </style:style>
    <style:style style:name="P7" style:family="paragraph" style:parent-style-name="Text_20_body">
      <style:text-properties style:font-name="Arial" officeooo:rsid="001d7db4" officeooo:paragraph-rsid="001d7db4"/>
    </style:style>
    <style:style style:name="P8" style:family="paragraph" style:parent-style-name="Text_20_body">
      <style:text-properties style:font-name="Arial" officeooo:rsid="0020a940" officeooo:paragraph-rsid="0020a940"/>
    </style:style>
    <style:style style:name="P9" style:family="paragraph" style:parent-style-name="Text_20_body">
      <style:text-properties style:font-name="Arial" officeooo:rsid="0023da0a" officeooo:paragraph-rsid="0023da0a"/>
    </style:style>
    <style:style style:name="P10" style:family="paragraph" style:parent-style-name="Text_20_body">
      <style:text-properties style:font-name="Arial" officeooo:rsid="00246111" officeooo:paragraph-rsid="00246111"/>
    </style:style>
    <style:style style:name="P11" style:family="paragraph" style:parent-style-name="Text_20_body">
      <style:text-properties style:font-name="Arial" officeooo:rsid="00253431" officeooo:paragraph-rsid="00253431"/>
    </style:style>
    <style:style style:name="P12" style:family="paragraph" style:parent-style-name="Text_20_body">
      <style:text-properties style:font-name="Arial" officeooo:rsid="00253a34" officeooo:paragraph-rsid="00253a34"/>
    </style:style>
    <style:style style:name="P13" style:family="paragraph" style:parent-style-name="Text_20_body">
      <style:text-properties style:font-name="Arial" officeooo:rsid="002a751d" officeooo:paragraph-rsid="002a751d"/>
    </style:style>
    <style:style style:name="P14" style:family="paragraph" style:parent-style-name="Text_20_body">
      <style:text-properties style:font-name="Arial" officeooo:rsid="002d34cd" officeooo:paragraph-rsid="002d34cd"/>
    </style:style>
    <style:style style:name="T1" style:family="text">
      <style:text-properties officeooo:rsid="0012d484"/>
    </style:style>
    <style:style style:name="T2" style:family="text">
      <style:text-properties style:text-line-through-style="solid" style:text-line-through-type="single"/>
    </style:style>
    <style:style style:name="T3" style:family="text">
      <style:text-properties officeooo:rsid="001666a7"/>
    </style:style>
    <style:style style:name="T4" style:family="text">
      <style:text-properties style:text-line-through-style="none" style:text-line-through-type="none"/>
    </style:style>
    <style:style style:name="T5" style:family="text">
      <style:text-properties style:text-line-through-style="none" style:text-line-through-type="none" officeooo:rsid="001666a7"/>
    </style:style>
    <style:style style:name="T6" style:family="text">
      <style:text-properties officeooo:rsid="0019c9ba"/>
    </style:style>
    <style:style style:name="T7" style:family="text">
      <style:text-properties officeooo:rsid="001b9bde"/>
    </style:style>
    <style:style style:name="T8" style:family="text">
      <style:text-properties officeooo:rsid="001d9366"/>
    </style:style>
    <style:style style:name="T9" style:family="text">
      <style:text-properties officeooo:rsid="00253a34"/>
    </style:style>
    <style:style style:name="T10" style:family="text">
      <style:text-properties officeooo:rsid="0026103f"/>
    </style:style>
    <style:style style:name="T11" style:family="text">
      <style:text-properties officeooo:rsid="0027f8a6"/>
    </style:style>
    <style:style style:name="T12" style:family="text">
      <style:text-properties officeooo:rsid="0028b41d"/>
    </style:style>
    <style:style style:name="T13" style:family="text">
      <style:text-properties officeooo:rsid="002a0fdb"/>
    </style:style>
    <style:style style:name="T14" style:family="text">
      <style:text-properties officeooo:rsid="002ae302"/>
    </style:style>
    <style:style style:name="T15" style:family="text">
      <style:text-properties officeooo:rsid="002c89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asterarbeit Phase 2</text:p>
      <text:p text:style-name="Text_20_body"/>
      <text:p text:style-name="P1">Mein Problem war, dass <text:span text:style-name="T1">ich die Daten viel zu früh in embeddings umgewandelt habe. Wenn ich die Daten erst aufteilen will in presplit und postsplit, darf ich das umwandeln erst GANZ am Ende machen. Vorher muss ich immer das komplette df mit string, embedding und oesch klasse weitergeben.</text:span></text:p>
      <text:p text:style-name="P2">Mein Problem jetzt ist, dass ich dem df ja zeilen hinzufügen muss, aber dabei ganz genau aufpassen muss, dass ich die richtigen labels behalte <text:span text:style-name="T2">und die richtigen embeddings.</text:span><text:span text:style-name="T4"> </text:span><text:span text:style-name="T5">Nein falsch: nur die labels bleiben gleich, die embeddings und die strings ändern sich!!</text:span></text:p>
      <text:p text:style-name="P2"><text:span text:style-name="T3">(</text:span>Also sollte ich zunächst weitere spalten hinzufügen, wo die verschiedenen Augmentierungen vorkommen. Und dann erst ganz am Ende aus jeder Spalte in Kombi mit dem label einen Datenpunkt generieren.<text:span text:style-name="T3">)</text:span></text:p>
      <text:p text:style-name="P3">Vielleicht ist es besser wenn ich eine Funktion schreibe: sie nimmt eine zeile des df und erstellt ein komplett neues df wo einmal die ursprungszeile mit string, embedding und label drin sind, und dann mit dem selben label neue strings generiert werden und aus denen dann neue embeddings.</text:p>
      <text:p text:style-name="P3">Brauche dafür eine funktion in einer funktion, weil es soll ja am Ende ein einziges df daraus enstehen.</text:p>
      <text:p text:style-name="P4">Konkreter: lowercasing, remove numbers, remove punctuation, remove stopwords, nlpaug: <text:bookmark text:name="Keyboard-Augmenter"/>Keyboard Augmenter, <text:s/><text:span text:style-name="T6">Synonym Augmenter?</text:span></text:p>
      <text:p text:style-name="P5">Das sind <text:span text:style-name="T7">ganz schön viele Kombis, wie teste ich die am besten durch?? Laufzeit muss deutlich optimiert werden! Welche Plots können da rauskommen? Ersetze ich oder ergänze ich bei der Augementierung? Müsste eig bei den klassischen Dingen die Sätze ersetzen…</text:span></text:p>
      <text:p text:style-name="P6">Gedanken zur Optimierung: Es wäre klug, wenn ich nicht das Programm komplett laufen lassen müsste für jede einzelne Konfiguration. Dafür wäre caching sinnvoll.</text:p>
      <text:p text:style-name="P6">Sollte ich ein Durchgang, ein Ergebnis haben? Oder mehrere Konfigurationen und mehrere Ergebnisse bei einem Durchgang? Mats fragen! <text:span text:style-name="T8">Antwort: es sollte jeder Durchgang nur ein Ergebnis produzieren, da man es so besser debuggen und parallelisieren kann.</text:span></text:p>
      <text:p text:style-name="P7">Ich sollte das mit caching als allererstes einbauen, weil dann alles deutlich schneller geht!! <text:s/>Mats um Hilfe bitten!</text:p>
      <text:p text:style-name="P7"/>
      <text:p text:style-name="P8">Neue Gedanken: ich sollte eine eigene Funktion schreiben: transform_to_embeddings die ganz am Ende direkt vor dem Training erst die Daten von string zu embedding umändert.</text:p>
      <text:p text:style-name="P8">Dafür muss ich alle vorherigen transformationen rauslöschen. Da es direkt am Ende ist reicht es eig auch die strings durch embeddings zu ersetzen statt sie hinzuzufügen glaub ich.</text:p>
      <text:p text:style-name="P9"><text:soft-page-break/>Ich sollte mal überprüfen wie die Daten verarbeitet werden, weil da sind echt viele weirde typos drin und das sollte eig nicht so sein!! also sind die schon beim einlesen so? Oder durchs cleaning? Oder durch die augmentierung?</text:p>
      <text:p text:style-name="P9"/>
      <text:p text:style-name="P10">Combi Model:</text:p>
      <text:p text:style-name="P9">Fuuuuck das geht so nicht, weil so fasttext geshufflet ist aber meta nicht, und es muss doch gleich sein!!! außerdem: muss ich die Daten für das combi modell nicht auch cleanen? sind schon clean! BUG: fasttext_proba und meta_proba sind nicht gleich lang, und anders gemischt weil fasttext daten augmentiert sind und meta daten nicht; ich muss also hier in das trainierte model den nicht augementierten fasttext datensatz schmeißen und den nicht augmentierten meta modell datensatz; also muss ich die beiden doch unterschiedlich benennen, nicht unbedingt, ich kann später die originale callen glaube ich</text:p>
      <text:p text:style-name="P9"/>
      <text:p text:style-name="P11">So jetzt müsste alles prinzipiell laufen außer remove punctuation und remove numbers! Das sollte ich gleich tun! <text:span text:style-name="T9">Muss ich noch testen! </text:span><text:span text:style-name="T14">Done!</text:span></text:p>
      <text:p text:style-name="P12">Was muss noch alles getan werden?</text:p>
      <text:p text:style-name="P12">- <text:span text:style-name="T15">evaluierung überarbeiten und besser machen!</text:span></text:p>
      <text:p text:style-name="P12">- Unit tests schreiben um sicherzustellen dass es keinen major bug gibt, also dass die daten immer die richtigen labels haben, Mats dafür fragen</text:p>
      <text:p text:style-name="P12">- ein neural network als alternative für das xgboost implementieren</text:p>
      <text:p text:style-name="P12">- <text:span text:style-name="T10">hyperparameter tuning vornehmen</text:span></text:p>
      <text:p text:style-name="P12">- die richtigen Plots programmieren dass die aufgezeichnet werden, nochmal nachschauen welche genau ich brauche</text:p>
      <text:p text:style-name="P12">- <text:span text:style-name="T11">überprüfen ob configuration genau die möglichkeiten hat die ich brauche!!, letzte chance wegen caching</text:span></text:p>
      <text:p text:style-name="P12">- <text:span text:style-name="T12">nochmal drüber nachdenken wie datensatz und zusatzdaten zsm spielen, </text:span><text:span text:style-name="T13">und wie genau das war mit selbstständigen und ohne selbstständige und mit zusatzdaten, wieviel prozent zusatzdaten es auch sein sollen</text:span></text:p>
      <text:p text:style-name="P12">- <text:s/>systematisch alle Konfigurationen durchgehen <text:span text:style-name="T10">und die passenden plots erzeugen</text:span></text:p>
      <text:p text:style-name="P12"/>
      <text:p text:style-name="P13">ACHTUNG: wenn ich punctuation rausschmeiße habe ich im wörterbuch immer Lehrer, Lehrerin, Lehrerin, Lehrerin. Das sind sehr viele, die das verzerren und eig bei Fasttext auch nicht gut sind.</text:p>
      <text:p text:style-name="P14">In der Evaluierung muss ich direkt die richtigen Daten rausfischen und dann gleich zu w&amp;b geben dass das die plots erstellt</text:p>
      <text:p text:style-name="P14">Ich sollte nach der K-fold cross-validation schleife auch noch eine weitere evaluierung haben, bei der ich den durchschnitt über alle k berechne und den run insgesamt evaluiere.</text:p>
      <text:p text:style-name="P14"><text:soft-page-break/>Vllt interessant größte differenz zwischen k zu messen, also standardwert und abweichung</text:p>
      <text:p text:style-name="P14"/>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9T14:36:15.186000000</meta:creation-date>
    <dc:date>2022-03-15T10:54:28.054000000</dc:date>
    <meta:editing-duration>P7DT21H7M56S</meta:editing-duration>
    <meta:editing-cycles>26</meta:editing-cycles>
    <meta:generator>LibreOffice/7.0.3.1$Windows_X86_64 LibreOffice_project/d7547858d014d4cf69878db179d326fc3483e082</meta:generator>
    <meta:document-statistic meta:table-count="0" meta:image-count="0" meta:object-count="0" meta:page-count="3" meta:paragraph-count="30" meta:word-count="735" meta:character-count="4795" meta:non-whitespace-character-count="4087"/>
  </office:meta>
</office:document-meta>
</file>